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fo:font-variant="normal" fo:text-transform="none" fo:color="#2a6099" loext:opacity="100%" style:font-name="Roboto" fo:letter-spacing="normal" fo:font-style="normal" fo:font-weight="normal" officeooo:rsid="00051dd7"/>
    </style:style>
    <style:style style:name="P2" style:family="paragraph" style:parent-style-name="Standard">
      <style:text-properties fo:font-variant="normal" fo:text-transform="none" fo:color="#000000" loext:opacity="100%" style:font-name="Roboto" fo:letter-spacing="normal" fo:font-style="normal" fo:font-weight="normal" officeooo:rsid="00051dd7"/>
    </style:style>
    <style:style style:name="T1" style:family="text">
      <style:text-properties fo:font-variant="normal" fo:text-transform="none" fo:color="#2a6099" loext:opacity="100%" style:font-name="Roboto" fo:letter-spacing="normal" fo:font-style="normal" fo:font-weight="normal"/>
    </style:style>
    <style:style style:name="T2" style:family="text">
      <style:text-properties fo:font-variant="normal" fo:text-transform="none" fo:color="#2a6099" loext:opacity="100%" style:font-name="Roboto" fo:letter-spacing="normal" fo:font-style="normal" fo:font-weight="normal" officeooo:rsid="00051d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tab/><text:tab/><text:bookmark text:name="yui_3_18_1_1_1746276045894_151"/><text:tab/><text:tab/><text:tab/><text:tab/><text:span text:style-name="T1">PDAW3 </text:span><text:span text:style-name="T2">Suzdalenko Alexey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0T22:06:16.079677300</meta:creation-date>
    <dc:date>2025-05-03T14:44:02.897399700</dc:date>
    <meta:editing-duration>PT6M5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" meta:word-count="3" meta:character-count="29" meta:non-whitespace-character-count="21"/>
  </office:meta>
</office:document-meta>
</file>